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Uni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Murata 7805 SRH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mouser.es/ProductDetail/Murata-Power-Solutions/7805SRH-C/?qs=sGAEpiMZZMt6Q9lZSPl3Rcr4rlFZVdexGtos%2BNitVQY=" xlink:type="simple">http://www.mouser.es/ProductDetail/Murata-Power-Solutions/7805SRH-C/?qs=sGAEpiMZZMt6Q9lZSPl3Rcr4rlFZVdexGtos%252bNitVQY%3d</text:a></text:p>
          </table:table-cell>
        </table:table-row>
        <table:table-row table:style-name="ro1">
          <table:table-cell office:value-type="string" calcext:value-type="string">
            <text:p>IRF3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ouser.es/ProductDetail/International-Rectifier/IRF3205ZLPBF/?qs=sGAEpiMZZMshyDBzk1/WiwjrIxqdxdrRNiQZ1b6JhjI=" xlink:type="simple">http://www.mouser.es/ProductDetail/International-Rectifier/IRF3205ZLPBF/?qs=sGAEpiMZZMshyDBzk1%2fWiwjrIxqdxdrRNiQZ1b6JhjI%3d</text:a></text:p>
          </table:table-cell>
        </table:table-row>
        <table:table-row table:style-name="ro1">
          <table:table-cell office:value-type="string" calcext:value-type="string">
            <text:p>Encoder rota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es/itm/Set-de-2-encoders-rotatorios-12-mm-lado-y-eje-6-mm-diametro-con-pulsador-eje-/111631431636?hash=item19fdc077d4" xlink:type="simple">http://www.ebay.es/itm/Set-de-2-encoders-rotatorios-12-mm-lado-y-eje-6-mm-diametro-con-pulsador-eje-/111631431636?hash=item19fdc077d4</text:a></text:p>
          </table:table-cell>
        </table:table-row>
        <table:table-row table:style-name="ro1">
          <table:table-cell office:value-type="string" calcext:value-type="string">
            <text:p>Barrier terminal bl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ouser.es/search/ProductDetail.aspx?TE-Connectivity-AMP/284040-2/&amp;qs=Jbc7LEeR1kZh1yHpbQCHkg==" xlink:type="simple">http://www.mouser.es/search/ProductDetail.aspx?TE-Connectivity-AMP%2f284040-2%2f&amp;qs=Jbc7LEeR1kZh1yHpbQCHkg%3d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9:10:59.764032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2:33:14.281028376</meta:creation-date>
    <dc:date>2015-08-18T09:11:33.350262587</dc:date>
    <meta:editing-duration>PT45M48S</meta:editing-duration>
    <meta:editing-cycles>2</meta:editing-cycles>
    <meta:generator>LibreOffice/4.2.8.2$Linux_X86_64 LibreOffice_project/420m0$Build-2</meta:generator>
    <meta:document-statistic meta:table-count="1" meta:cell-count="15" meta:object-count="0"/>
  </office:meta>
</office:document-meta>
</file>